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rima" fo:font-size="15pt" officeooo:rsid="000d607b" officeooo:paragraph-rsid="000d607b" style:font-size-asian="15pt" style:font-size-complex="15pt"/>
    </style:style>
    <style:style style:name="P2" style:family="paragraph" style:parent-style-name="Standard">
      <style:text-properties style:font-name="Ebrima" fo:font-size="15pt" officeooo:rsid="000d607b" officeooo:paragraph-rsid="000d607b" style:font-size-asian="15pt" style:font-size-complex="15pt"/>
    </style:style>
    <style:style style:name="P3" style:family="paragraph" style:parent-style-name="Standard">
      <style:text-properties style:font-name="Ebrima" fo:font-size="15pt" officeooo:rsid="000d82c8" officeooo:paragraph-rsid="000d607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Ebrima" fo:font-size="13pt" fo:letter-spacing="0.035cm" officeooo:rsid="000d82c8" officeooo:paragraph-rsid="000d607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Ebrima" fo:font-size="9pt" officeooo:rsid="000d607b" officeooo:paragraph-rsid="000d607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Ebrima" fo:font-size="23pt" fo:letter-spacing="0.035cm" fo:font-weight="bold" officeooo:rsid="000d607b" officeooo:paragraph-rsid="000d607b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67cm"/>
      <style:text-properties style:font-name="Ebrima" fo:font-size="15pt" officeooo:rsid="000d607b" officeooo:paragraph-rsid="000d607b" style:font-size-asian="15pt" style:font-size-complex="15pt"/>
    </style:style>
    <style:style style:name="T1" style:family="text">
      <style:text-properties officeooo:rsid="000e2a1b"/>
    </style:style>
    <style:style style:name="T2" style:family="text">
      <style:text-properties style:font-name="Wingdings" officeooo:rsid="000e2a1b" style:font-name-asian="Wingdings" style:font-name-complex="Wingdings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st Beter Meter</text:p>
      <text:p text:style-name="P4">CO<text:span text:style-name="T3">2</text:span> en temperatuur monitor</text:p>
      <text:p text:style-name="P3"/>
      <text:p text:style-name="P3"/>
      <text:p text:style-name="P3"/>
      <text:p text:style-name="P7">Status</text:p>
      <text:p text:style-name="P7"/>
      <text:p text:style-name="P7">CO<text:span text:style-name="T3">2</text:span> - Minder dan 1000 PPM<text:tab/><text:span text:style-name="T2"></text:span></text:p>
      <text:p text:style-name="P7"><text:line-break/>CO<text:span text:style-name="T3">2</text:span> - 1000 tot 4000 PPM<text:tab/><text:tab/><text:span text:style-name="T2"></text:span></text:p>
      <text:p text:style-name="P7"><text:line-break/>CO<text:span text:style-name="T3">2</text:span> - Meer dan 4000 PPM<text:tab/><text:tab/><text:span text:style-name="T2"></text:span></text:p>
      <text:p text:style-name="P2"/>
      <text:p text:style-name="P2"/>
      <text:p text:style-name="P2"/>
      <text:p text:style-name="P2"/>
      <text:p text:style-name="P1"/>
      <text:p text:style-name="P5">https://github.com/SANCLA/Best-Beter-M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3:45:39.778000000</meta:creation-date>
    <meta:print-date>2019-09-15T14:05:29.197000000</meta:print-date>
    <dc:date>2019-09-15T14:06:17.731000000</dc:date>
    <meta:editing-duration>PT10M12S</meta:editing-duration>
    <meta:editing-cycles>1</meta:editing-cycles>
    <meta:document-statistic meta:table-count="0" meta:image-count="0" meta:object-count="0" meta:page-count="1" meta:paragraph-count="7" meta:word-count="30" meta:character-count="171" meta:non-whitespace-character-count="144"/>
    <meta:generator>LibreOffice/6.2.4.2$Windows_X86_64 LibreOffice_project/2412653d852ce75f65fbfa83fb7e7b669a126d64</meta:generator>
  </office:meta>
</office:document-meta>
</file>